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n_cmp [rpm]">
            <text:p>n_cmp [rpm]</text:p>
          </table:table-cell>
          <table:table-cell table:style-name="pd1" office:value-type="string" office:value="T_evp [degC]">
            <text:p>T_evp [degC]</text:p>
          </table:table-cell>
          <table:table-cell table:style-name="pd1" office:value-type="string" office:value="P_evp [bar]">
            <text:p>P_evp [bar]</text:p>
          </table:table-cell>
          <table:table-cell table:style-name="pd1" office:value-type="string" office:value="T_cnd [degC]">
            <text:p>T_cnd [degC]</text:p>
          </table:table-cell>
          <table:table-cell table:style-name="pd1" office:value-type="string" office:value="P_cnd [bar]">
            <text:p>P_cnd [bar]</text:p>
          </table:table-cell>
          <table:table-cell table:style-name="pd1" office:value-type="string" office:value="Q_evp [kW]">
            <text:p>Q_evp [kW]</text:p>
          </table:table-cell>
          <table:table-cell table:style-name="pd1" office:value-type="string" office:value="W_cmp [kW]">
            <text:p>W_cmp [kW]</text:p>
          </table:table-cell>
          <table:table-cell table:style-name="pd1" office:value-type="string" office:value="Q_cnd [kW]">
            <text:p>Q_cnd [kW]</text:p>
          </table:table-cell>
          <table:table-cell table:style-name="pd1" office:value-type="string" office:value="COP [-]">
            <text:p>COP [-]</text:p>
          </table:table-cell>
          <table:table-cell table:style-name="pd1" office:value-type="string" office:value="m_dot_rfg [kg/h]">
            <text:p>m_dot_rfg [kg/h]</text:p>
          </table:table-cell>
          <table:table-cell table:style-name="pd1" office:value-type="string" office:value="dT_sc [K]">
            <text:p>dT_sc [K]</text:p>
          </table:table-cell>
          <table:table-cell table:style-name="pd1" office:value-type="string" office:value="eps_evp [-]">
            <text:p>eps_evp [-]</text:p>
          </table:table-cell>
          <table:table-cell table:style-name="pd1" office:value-type="string" office:value="eps_cnd [-]">
            <text:p>eps_cnd [-]</text:p>
          </table:table-cell>
          <table:table-cell table:style-name="pd1" office:value-type="string" office:value="TDB evp_air_out [degC]">
            <text:p>TDB evp_air_out [degC]</text:p>
          </table:table-cell>
          <table:table-cell table:style-name="pd1" office:value-type="string" office:value="RH evp_air_out [%]">
            <text:p>RH evp_air_out [%]</text:p>
          </table:table-cell>
          <table:table-cell table:style-name="pd1" office:value-type="string" office:value="dP evp_air_out [Pa]">
            <text:p>dP evp_air_out [Pa]</text:p>
          </table:table-cell>
          <table:table-cell table:style-name="pd1" office:value-type="string" office:value="TDB cnd_air_out [degC]">
            <text:p>TDB cnd_air_out [degC]</text:p>
          </table:table-cell>
          <table:table-cell table:style-name="pd1" office:value-type="string" office:value="RH cnd_air_out [%]">
            <text:p>RH cnd_air_out [%]</text:p>
          </table:table-cell>
          <table:table-cell table:style-name="pd1" office:value-type="string" office:value="dP cnd_air_out [Pa]">
            <text:p>dP cnd_air_out [Pa]</text:p>
          </table:table-cell>
          <table:table-cell table:style-name="pd1" office:value-type="string" office:value="mass balance error [%]">
            <text:p>mass balance error [%]</text:p>
          </table:table-cell>
          <table:table-cell table:style-name="pd1" office:value-type="string" office:value="energy balance error [%]">
            <text:p>energy balance error [%]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2100">
            <text:p>2100</text:p>
          </table:table-cell>
          <table:table-cell office:value-type="float" office:value="8.9407147200223">
            <text:p>8.9407147200223</text:p>
          </table:table-cell>
          <table:table-cell office:value-type="float" office:value="4.0013624264948024">
            <text:p>4.0013624264948024</text:p>
          </table:table-cell>
          <table:table-cell office:value-type="float" office:value="56.02975017979014">
            <text:p>56.02975017979014</text:p>
          </table:table-cell>
          <table:table-cell office:value-type="float" office:value="15.293026812332032">
            <text:p>15.293026812332032</text:p>
          </table:table-cell>
          <table:table-cell office:value-type="float" office:value="2.6638316335203256">
            <text:p>2.6638316335203256</text:p>
          </table:table-cell>
          <table:table-cell office:value-type="float" office:value="0.9304347245214217">
            <text:p>0.9304347245214217</text:p>
          </table:table-cell>
          <table:table-cell office:value-type="float" office:value="3.5942635342862403">
            <text:p>3.5942635342862403</text:p>
          </table:table-cell>
          <table:table-cell office:value-type="float" office:value="2.4081630192025103">
            <text:p>2.4081630192025103</text:p>
          </table:table-cell>
          <table:table-cell office:value-type="float" office:value="57.99193396296485">
            <text:p>57.99193396296485</text:p>
          </table:table-cell>
          <table:table-cell office:value-type="float" office:value="20.662125752507848">
            <text:p>20.662125752507848</text:p>
          </table:table-cell>
          <table:table-cell office:value-type="float" office:value="0.30477294422746903">
            <text:p>0.30477294422746903</text:p>
          </table:table-cell>
          <table:table-cell office:value-type="float" office:value="0.27003619892583325">
            <text:p>0.27003619892583325</text:p>
          </table:table-cell>
          <table:table-cell office:value-type="float" office:value="14.784776644659644">
            <text:p>14.784776644659644</text:p>
          </table:table-cell>
          <table:table-cell office:value-type="float" office:value="100.0">
            <text:p>100.0</text:p>
          </table:table-cell>
          <table:table-cell office:value-type="float" office:value="14.553444131211226">
            <text:p>14.553444131211226</text:p>
          </table:table-cell>
          <table:table-cell office:value-type="float" office:value="40.67879380291038">
            <text:p>40.67879380291038</text:p>
          </table:table-cell>
          <table:table-cell office:value-type="float" office:value="22.05061270099165">
            <text:p>22.05061270099165</text:p>
          </table:table-cell>
          <table:table-cell office:value-type="float" office:value="31.20297637158621">
            <text:p>31.20297637158621</text:p>
          </table:table-cell>
          <table:table-cell office:value-type="float" office:value="1.1148115662609344">
            <text:p>1.1148115662609344</text:p>
          </table:table-cell>
          <table:table-cell office:value-type="float" office:value="0.00010600364018310853">
            <text:p>0.00010600364018310853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float" office:value="7.972230341361694">
            <text:p>7.972230341361694</text:p>
          </table:table-cell>
          <table:table-cell office:value-type="float" office:value="3.8724579402588084">
            <text:p>3.8724579402588084</text:p>
          </table:table-cell>
          <table:table-cell office:value-type="float" office:value="51.56429088799342">
            <text:p>51.56429088799342</text:p>
          </table:table-cell>
          <table:table-cell office:value-type="float" office:value="13.704931875385">
            <text:p>13.704931875385</text:p>
          </table:table-cell>
          <table:table-cell office:value-type="float" office:value="3.0363710613598833">
            <text:p>3.0363710613598833</text:p>
          </table:table-cell>
          <table:table-cell office:value-type="float" office:value="1.0338832746413757">
            <text:p>1.0338832746413757</text:p>
          </table:table-cell>
          <table:table-cell office:value-type="float" office:value="4.069614472967839">
            <text:p>4.069614472967839</text:p>
          </table:table-cell>
          <table:table-cell office:value-type="float" office:value="2.6205818355357926">
            <text:p>2.6205818355357926</text:p>
          </table:table-cell>
          <table:table-cell office:value-type="float" office:value="67.05209232040109">
            <text:p>67.05209232040109</text:p>
          </table:table-cell>
          <table:table-cell office:value-type="float" office:value="15.587427478220206">
            <text:p>15.587427478220206</text:p>
          </table:table-cell>
          <table:table-cell office:value-type="float" office:value="0.3152492174420263">
            <text:p>0.3152492174420263</text:p>
          </table:table-cell>
          <table:table-cell office:value-type="float" office:value="0.388174143569031">
            <text:p>0.388174143569031</text:p>
          </table:table-cell>
          <table:table-cell office:value-type="float" office:value="14.46043990089504">
            <text:p>14.46043990089504</text:p>
          </table:table-cell>
          <table:table-cell office:value-type="float" office:value="100.0">
            <text:p>100.0</text:p>
          </table:table-cell>
          <table:table-cell office:value-type="float" office:value="14.486904322242255">
            <text:p>14.486904322242255</text:p>
          </table:table-cell>
          <table:table-cell office:value-type="float" office:value="41.42982942927512">
            <text:p>41.42982942927512</text:p>
          </table:table-cell>
          <table:table-cell office:value-type="float" office:value="21.19084384743709">
            <text:p>21.19084384743709</text:p>
          </table:table-cell>
          <table:table-cell office:value-type="float" office:value="31.409667843680985">
            <text:p>31.409667843680985</text:p>
          </table:table-cell>
          <table:table-cell office:value-type="float" office:value="0.6027697890313196">
            <text:p>0.6027697890313196</text:p>
          </table:table-cell>
          <table:table-cell office:value-type="float" office:value="0.021077723672417642">
            <text:p>0.02107772367241764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700">
            <text:p>2700</text:p>
          </table:table-cell>
          <table:table-cell office:value-type="float" office:value="7.194718196576616">
            <text:p>7.194718196576616</text:p>
          </table:table-cell>
          <table:table-cell office:value-type="float" office:value="3.771287136147658">
            <text:p>3.771287136147658</text:p>
          </table:table-cell>
          <table:table-cell office:value-type="float" office:value="51.70604730841728">
            <text:p>51.70604730841728</text:p>
          </table:table-cell>
          <table:table-cell office:value-type="float" office:value="13.753353268941895">
            <text:p>13.753353268941895</text:p>
          </table:table-cell>
          <table:table-cell office:value-type="float" office:value="3.326338499508854">
            <text:p>3.326338499508854</text:p>
          </table:table-cell>
          <table:table-cell office:value-type="float" office:value="1.168985306211034">
            <text:p>1.168985306211034</text:p>
          </table:table-cell>
          <table:table-cell office:value-type="float" office:value="4.495295182833842">
            <text:p>4.495295182833842</text:p>
          </table:table-cell>
          <table:table-cell office:value-type="float" office:value="2.5473872019634087">
            <text:p>2.5473872019634087</text:p>
          </table:table-cell>
          <table:table-cell office:value-type="float" office:value="74.05639512698737">
            <text:p>74.05639512698737</text:p>
          </table:table-cell>
          <table:table-cell office:value-type="float" office:value="15.199964521458412">
            <text:p>15.199964521458412</text:p>
          </table:table-cell>
          <table:table-cell office:value-type="float" office:value="0.3221161206252824">
            <text:p>0.3221161206252824</text:p>
          </table:table-cell>
          <table:table-cell office:value-type="float" office:value="0.42513874966144133">
            <text:p>0.42513874966144133</text:p>
          </table:table-cell>
          <table:table-cell office:value-type="float" office:value="14.205206324910819">
            <text:p>14.205206324910819</text:p>
          </table:table-cell>
          <table:table-cell office:value-type="float" office:value="100.0">
            <text:p>100.0</text:p>
          </table:table-cell>
          <table:table-cell office:value-type="float" office:value="14.43523305606582">
            <text:p>14.43523305606582</text:p>
          </table:table-cell>
          <table:table-cell office:value-type="float" office:value="42.10238806448541">
            <text:p>42.10238806448541</text:p>
          </table:table-cell>
          <table:table-cell office:value-type="float" office:value="20.453140565533452">
            <text:p>20.453140565533452</text:p>
          </table:table-cell>
          <table:table-cell office:value-type="float" office:value="31.524792190183295">
            <text:p>31.524792190183295</text:p>
          </table:table-cell>
          <table:table-cell office:value-type="float" office:value="0.5631976967307767">
            <text:p>0.5631976967307767</text:p>
          </table:table-cell>
          <table:table-cell office:value-type="float" office:value="0.0008604996860797198">
            <text:p>0.0008604996860797198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3000">
            <text:p>3000</text:p>
          </table:table-cell>
          <table:table-cell office:value-type="float" office:value="6.465597508924702">
            <text:p>6.465597508924702</text:p>
          </table:table-cell>
          <table:table-cell office:value-type="float" office:value="3.6782604576817284">
            <text:p>3.6782604576817284</text:p>
          </table:table-cell>
          <table:table-cell office:value-type="float" office:value="51.20077706738721">
            <text:p>51.20077706738721</text:p>
          </table:table-cell>
          <table:table-cell office:value-type="float" office:value="13.581347185002935">
            <text:p>13.581347185002935</text:p>
          </table:table-cell>
          <table:table-cell office:value-type="float" office:value="3.590034030783844">
            <text:p>3.590034030783844</text:p>
          </table:table-cell>
          <table:table-cell office:value-type="float" office:value="1.2924218308517146">
            <text:p>1.2924218308517146</text:p>
          </table:table-cell>
          <table:table-cell office:value-type="float" office:value="4.882450558136456">
            <text:p>4.882450558136456</text:p>
          </table:table-cell>
          <table:table-cell office:value-type="float" office:value="2.521442204931452">
            <text:p>2.521442204931452</text:p>
          </table:table-cell>
          <table:table-cell office:value-type="float" office:value="80.86111480094927">
            <text:p>80.86111480094927</text:p>
          </table:table-cell>
          <table:table-cell office:value-type="float" office:value="13.838035760509626">
            <text:p>13.838035760509626</text:p>
          </table:table-cell>
          <table:table-cell office:value-type="float" office:value="0.327492961891815">
            <text:p>0.327492961891815</text:p>
          </table:table-cell>
          <table:table-cell office:value-type="float" office:value="0.4761548268496496">
            <text:p>0.4761548268496496</text:p>
          </table:table-cell>
          <table:table-cell office:value-type="float" office:value="13.970946709002135">
            <text:p>13.970946709002135</text:p>
          </table:table-cell>
          <table:table-cell office:value-type="float" office:value="100.0">
            <text:p>100.0</text:p>
          </table:table-cell>
          <table:table-cell office:value-type="float" office:value="14.387974063321511">
            <text:p>14.387974063321511</text:p>
          </table:table-cell>
          <table:table-cell office:value-type="float" office:value="42.71407819935149">
            <text:p>42.71407819935149</text:p>
          </table:table-cell>
          <table:table-cell office:value-type="float" office:value="19.80747387159823">
            <text:p>19.80747387159823</text:p>
          </table:table-cell>
          <table:table-cell office:value-type="float" office:value="31.652510876839653">
            <text:p>31.652510876839653</text:p>
          </table:table-cell>
          <table:table-cell office:value-type="float" office:value="0.4704750443220819">
            <text:p>0.4704750443220819</text:p>
          </table:table-cell>
          <table:table-cell office:value-type="float" office:value="0.00014772859790822005">
            <text:p>0.00014772859790822005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3300">
            <text:p>3300</text:p>
          </table:table-cell>
          <table:table-cell office:value-type="float" office:value="5.813258183391042">
            <text:p>5.813258183391042</text:p>
          </table:table-cell>
          <table:table-cell office:value-type="float" office:value="3.59652692989226">
            <text:p>3.59652692989226</text:p>
          </table:table-cell>
          <table:table-cell office:value-type="float" office:value="50.616890588864976">
            <text:p>50.616890588864976</text:p>
          </table:table-cell>
          <table:table-cell office:value-type="float" office:value="13.384595445031115">
            <text:p>13.384595445031115</text:p>
          </table:table-cell>
          <table:table-cell office:value-type="float" office:value="3.817959175221817">
            <text:p>3.817959175221817</text:p>
          </table:table-cell>
          <table:table-cell office:value-type="float" office:value="1.4098270954125685">
            <text:p>1.4098270954125685</text:p>
          </table:table-cell>
          <table:table-cell office:value-type="float" office:value="5.227784010537004">
            <text:p>5.227784010537004</text:p>
          </table:table-cell>
          <table:table-cell office:value-type="float" office:value="2.5076995785433365">
            <text:p>2.5076995785433365</text:p>
          </table:table-cell>
          <table:table-cell office:value-type="float" office:value="87.42973946945274">
            <text:p>87.42973946945274</text:p>
          </table:table-cell>
          <table:table-cell office:value-type="float" office:value="11.885665966671354">
            <text:p>11.885665966671354</text:p>
          </table:table-cell>
          <table:table-cell office:value-type="float" office:value="0.33146894046884134">
            <text:p>0.33146894046884134</text:p>
          </table:table-cell>
          <table:table-cell office:value-type="float" office:value="0.5288947443199999">
            <text:p>0.5288947443199999</text:p>
          </table:table-cell>
          <table:table-cell office:value-type="float" office:value="13.766790956825048">
            <text:p>13.766790956825048</text:p>
          </table:table-cell>
          <table:table-cell office:value-type="float" office:value="100.0">
            <text:p>100.0</text:p>
          </table:table-cell>
          <table:table-cell office:value-type="float" office:value="14.344831849080059">
            <text:p>14.344831849080059</text:p>
          </table:table-cell>
          <table:table-cell office:value-type="float" office:value="43.25969135507114">
            <text:p>43.25969135507114</text:p>
          </table:table-cell>
          <table:table-cell office:value-type="float" office:value="19.25106251076109">
            <text:p>19.25106251076109</text:p>
          </table:table-cell>
          <table:table-cell office:value-type="float" office:value="31.785920203989306">
            <text:p>31.785920203989306</text:p>
          </table:table-cell>
          <table:table-cell office:value-type="float" office:value="0.353369397671862">
            <text:p>0.353369397671862</text:p>
          </table:table-cell>
          <table:table-cell office:value-type="float" office:value="5.919651351262206e-05">
            <text:p>5.919651351262206e-05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3600">
            <text:p>3600</text:p>
          </table:table-cell>
          <table:table-cell office:value-type="float" office:value="5.244308204368849">
            <text:p>5.244308204368849</text:p>
          </table:table-cell>
          <table:table-cell office:value-type="float" office:value="3.5263826451017515">
            <text:p>3.5263826451017515</text:p>
          </table:table-cell>
          <table:table-cell office:value-type="float" office:value="50.55861877039371">
            <text:p>50.55861877039371</text:p>
          </table:table-cell>
          <table:table-cell office:value-type="float" office:value="13.365077752336335">
            <text:p>13.365077752336335</text:p>
          </table:table-cell>
          <table:table-cell office:value-type="float" office:value="4.010972997033747">
            <text:p>4.010972997033747</text:p>
          </table:table-cell>
          <table:table-cell office:value-type="float" office:value="1.5291074112743603">
            <text:p>1.5291074112743603</text:p>
          </table:table-cell>
          <table:table-cell office:value-type="float" office:value="5.540078340066623">
            <text:p>5.540078340066623</text:p>
          </table:table-cell>
          <table:table-cell office:value-type="float" office:value="2.468303036704257">
            <text:p>2.468303036704257</text:p>
          </table:table-cell>
          <table:table-cell office:value-type="float" office:value="93.51014954057129">
            <text:p>93.51014954057129</text:p>
          </table:table-cell>
          <table:table-cell office:value-type="float" office:value="10.276705866660564">
            <text:p>10.276705866660564</text:p>
          </table:table-cell>
          <table:table-cell office:value-type="float" office:value="0.3344153680267577">
            <text:p>0.3344153680267577</text:p>
          </table:table-cell>
          <table:table-cell office:value-type="float" office:value="0.5625887578107974">
            <text:p>0.5625887578107974</text:p>
          </table:table-cell>
          <table:table-cell office:value-type="float" office:value="13.592677720391748">
            <text:p>13.592677720391748</text:p>
          </table:table-cell>
          <table:table-cell office:value-type="float" office:value="100.0">
            <text:p>100.0</text:p>
          </table:table-cell>
          <table:table-cell office:value-type="float" office:value="14.278893505379163">
            <text:p>14.278893505379163</text:p>
          </table:table-cell>
          <table:table-cell office:value-type="float" office:value="43.75310400728756">
            <text:p>43.75310400728756</text:p>
          </table:table-cell>
          <table:table-cell office:value-type="float" office:value="18.76315752491933">
            <text:p>18.76315752491933</text:p>
          </table:table-cell>
          <table:table-cell office:value-type="float" office:value="31.89883923861298">
            <text:p>31.89883923861298</text:p>
          </table:table-cell>
          <table:table-cell office:value-type="float" office:value="0.27327715823539905">
            <text:p>0.27327715823539905</text:p>
          </table:table-cell>
          <table:table-cell office:value-type="float" office:value="5.1564609181417864e-05">
            <text:p>5.1564609181417864e-05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3900">
            <text:p>3900</text:p>
          </table:table-cell>
          <table:table-cell office:value-type="float" office:value="4.842659134124972">
            <text:p>4.842659134124972</text:p>
          </table:table-cell>
          <table:table-cell office:value-type="float" office:value="3.4774986312421228">
            <text:p>3.4774986312421228</text:p>
          </table:table-cell>
          <table:table-cell office:value-type="float" office:value="49.96746147390894">
            <text:p>49.96746147390894</text:p>
          </table:table-cell>
          <table:table-cell office:value-type="float" office:value="13.16827964479037">
            <text:p>13.16827964479037</text:p>
          </table:table-cell>
          <table:table-cell office:value-type="float" office:value="4.131560324589905">
            <text:p>4.131560324589905</text:p>
          </table:table-cell>
          <table:table-cell office:value-type="float" office:value="1.640107054373652">
            <text:p>1.640107054373652</text:p>
          </table:table-cell>
          <table:table-cell office:value-type="float" office:value="5.771739976146748">
            <text:p>5.771739976146748</text:p>
          </table:table-cell>
          <table:table-cell office:value-type="float" office:value="2.478809925431542">
            <text:p>2.478809925431542</text:p>
          </table:table-cell>
          <table:table-cell office:value-type="float" office:value="100.27163145642751">
            <text:p>100.27163145642751</text:p>
          </table:table-cell>
          <table:table-cell office:value-type="float" office:value="5.995697417830058">
            <text:p>5.995697417830058</text:p>
          </table:table-cell>
          <table:table-cell office:value-type="float" office:value="0.3352259833475736">
            <text:p>0.3352259833475736</text:p>
          </table:table-cell>
          <table:table-cell office:value-type="float" office:value="0.6092629814600052">
            <text:p>0.6092629814600052</text:p>
          </table:table-cell>
          <table:table-cell office:value-type="float" office:value="13.483321695351549">
            <text:p>13.483321695351549</text:p>
          </table:table-cell>
          <table:table-cell office:value-type="float" office:value="100.0">
            <text:p>100.0</text:p>
          </table:table-cell>
          <table:table-cell office:value-type="float" office:value="14.253346146957854">
            <text:p>14.253346146957854</text:p>
          </table:table-cell>
          <table:table-cell office:value-type="float" office:value="44.1191202024815">
            <text:p>44.1191202024815</text:p>
          </table:table-cell>
          <table:table-cell office:value-type="float" office:value="18.410313107414662">
            <text:p>18.410313107414662</text:p>
          </table:table-cell>
          <table:table-cell office:value-type="float" office:value="31.982437220112917">
            <text:p>31.982437220112917</text:p>
          </table:table-cell>
          <table:table-cell office:value-type="float" office:value="0.09804776253906212">
            <text:p>0.09804776253906212</text:p>
          </table:table-cell>
          <table:table-cell office:value-type="float" office:value="0.0017571063200741003">
            <text:p>0.0017571063200741003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4200">
            <text:p>4200</text:p>
          </table:table-cell>
          <table:table-cell office:value-type="float" office:value="4.6640214540363445">
            <text:p>4.6640214540363445</text:p>
          </table:table-cell>
          <table:table-cell office:value-type="float" office:value="3.4559244546257752">
            <text:p>3.4559244546257752</text:p>
          </table:table-cell>
          <table:table-cell office:value-type="float" office:value="49.72854443791482">
            <text:p>49.72854443791482</text:p>
          </table:table-cell>
          <table:table-cell office:value-type="float" office:value="13.089363748662443">
            <text:p>13.089363748662443</text:p>
          </table:table-cell>
          <table:table-cell office:value-type="float" office:value="4.160389882997823">
            <text:p>4.160389882997823</text:p>
          </table:table-cell>
          <table:table-cell office:value-type="float" office:value="1.756212345870069">
            <text:p>1.756212345870069</text:p>
          </table:table-cell>
          <table:table-cell office:value-type="float" office:value="5.916602472129283">
            <text:p>5.916602472129283</text:p>
          </table:table-cell>
          <table:table-cell office:value-type="float" office:value="2.4882298240354066">
            <text:p>2.4882298240354066</text:p>
          </table:table-cell>
          <table:table-cell office:value-type="float" office:value="107.59034230556331">
            <text:p>107.59034230556331</text:p>
          </table:table-cell>
          <table:table-cell office:value-type="float" office:value="11.046408328436144">
            <text:p>11.046408328436144</text:p>
          </table:table-cell>
          <table:table-cell office:value-type="float" office:value="0.33361941820853824">
            <text:p>0.33361941820853824</text:p>
          </table:table-cell>
          <table:table-cell office:value-type="float" office:value="0.6346857450151411">
            <text:p>0.6346857450151411</text:p>
          </table:table-cell>
          <table:table-cell office:value-type="float" office:value="13.457111150882497">
            <text:p>13.457111150882497</text:p>
          </table:table-cell>
          <table:table-cell office:value-type="float" office:value="100.0">
            <text:p>100.0</text:p>
          </table:table-cell>
          <table:table-cell office:value-type="float" office:value="14.243889905699534">
            <text:p>14.243889905699534</text:p>
          </table:table-cell>
          <table:table-cell office:value-type="float" office:value="44.347997199566635">
            <text:p>44.347997199566635</text:p>
          </table:table-cell>
          <table:table-cell office:value-type="float" office:value="18.19351280355629">
            <text:p>18.19351280355629</text:p>
          </table:table-cell>
          <table:table-cell office:value-type="float" office:value="32.39742288993732">
            <text:p>32.39742288993732</text:p>
          </table:table-cell>
          <table:table-cell office:value-type="float" office:value="5.847338758641241e-06">
            <text:p>5.847338758641241e-06</text:p>
          </table:table-cell>
          <table:table-cell office:value-type="float" office:value="5.847081272019217e-06">
            <text:p>5.847081272019217e-06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4500">
            <text:p>4500</text:p>
          </table:table-cell>
          <table:table-cell office:value-type="float" office:value="4.080767927840441">
            <text:p>4.080767927840441</text:p>
          </table:table-cell>
          <table:table-cell office:value-type="float" office:value="3.3861977606025295">
            <text:p>3.3861977606025295</text:p>
          </table:table-cell>
          <table:table-cell office:value-type="float" office:value="49.35736159013544">
            <text:p>49.35736159013544</text:p>
          </table:table-cell>
          <table:table-cell office:value-type="float" office:value="12.96746428626453">
            <text:p>12.96746428626453</text:p>
          </table:table-cell>
          <table:table-cell office:value-type="float" office:value="4.360223608010113">
            <text:p>4.360223608010113</text:p>
          </table:table-cell>
          <table:table-cell office:value-type="float" office:value="1.8558206157256478">
            <text:p>1.8558206157256478</text:p>
          </table:table-cell>
          <table:table-cell office:value-type="float" office:value="6.216471130773727">
            <text:p>6.216471130773727</text:p>
          </table:table-cell>
          <table:table-cell office:value-type="float" office:value="2.4675870040236374">
            <text:p>2.4675870040236374</text:p>
          </table:table-cell>
          <table:table-cell office:value-type="float" office:value="112.59522749280754">
            <text:p>112.59522749280754</text:p>
          </table:table-cell>
          <table:table-cell office:value-type="float" office:value="10.768021192601566">
            <text:p>10.768021192601566</text:p>
          </table:table-cell>
          <table:table-cell office:value-type="float" office:value="0.33693528754625246">
            <text:p>0.33693528754625246</text:p>
          </table:table-cell>
          <table:table-cell office:value-type="float" office:value="0.6840935030464147">
            <text:p>0.6840935030464147</text:p>
          </table:table-cell>
          <table:table-cell office:value-type="float" office:value="13.274725541917917">
            <text:p>13.274725541917917</text:p>
          </table:table-cell>
          <table:table-cell office:value-type="float" office:value="100.0">
            <text:p>100.0</text:p>
          </table:table-cell>
          <table:table-cell office:value-type="float" office:value="14.205291404173499">
            <text:p>14.205291404173499</text:p>
          </table:table-cell>
          <table:table-cell office:value-type="float" office:value="44.821777784699805">
            <text:p>44.821777784699805</text:p>
          </table:table-cell>
          <table:table-cell office:value-type="float" office:value="17.753903842311452">
            <text:p>17.753903842311452</text:p>
          </table:table-cell>
          <table:table-cell office:value-type="float" office:value="32.43384626451009">
            <text:p>32.43384626451009</text:p>
          </table:table-cell>
          <table:table-cell office:value-type="float" office:value="0.009789989954952354">
            <text:p>0.009789989954952354</text:p>
          </table:table-cell>
          <table:table-cell office:value-type="float" office:value="0.009789985152278783">
            <text:p>0.009789985152278783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4800">
            <text:p>4800</text:p>
          </table:table-cell>
          <table:table-cell office:value-type="float" office:value="3.5040468448520414">
            <text:p>3.5040468448520414</text:p>
          </table:table-cell>
          <table:table-cell office:value-type="float" office:value="3.3183171952195427">
            <text:p>3.3183171952195427</text:p>
          </table:table-cell>
          <table:table-cell office:value-type="float" office:value="48.87830870318652">
            <text:p>48.87830870318652</text:p>
          </table:table-cell>
          <table:table-cell office:value-type="float" office:value="12.81140103140218">
            <text:p>12.81140103140218</text:p>
          </table:table-cell>
          <table:table-cell office:value-type="float" office:value="4.5554577504760285">
            <text:p>4.5554577504760285</text:p>
          </table:table-cell>
          <table:table-cell office:value-type="float" office:value="1.948549997248327">
            <text:p>1.948549997248327</text:p>
          </table:table-cell>
          <table:table-cell office:value-type="float" office:value="6.504011251164799">
            <text:p>6.504011251164799</text:p>
          </table:table-cell>
          <table:table-cell office:value-type="float" office:value="2.454550511227509">
            <text:p>2.454550511227509</text:p>
          </table:table-cell>
          <table:table-cell office:value-type="float" office:value="117.3021217043733">
            <text:p>117.3021217043733</text:p>
          </table:table-cell>
          <table:table-cell office:value-type="float" office:value="10.408731527389875">
            <text:p>10.408731527389875</text:p>
          </table:table-cell>
          <table:table-cell office:value-type="float" office:value="0.340015952337261">
            <text:p>0.340015952337261</text:p>
          </table:table-cell>
          <table:table-cell office:value-type="float" office:value="0.7404417921684855">
            <text:p>0.7404417921684855</text:p>
          </table:table-cell>
          <table:table-cell office:value-type="float" office:value="13.09533779898436">
            <text:p>13.09533779898436</text:p>
          </table:table-cell>
          <table:table-cell office:value-type="float" office:value="100.0">
            <text:p>100.0</text:p>
          </table:table-cell>
          <table:table-cell office:value-type="float" office:value="14.16743145453174">
            <text:p>14.16743145453174</text:p>
          </table:table-cell>
          <table:table-cell office:value-type="float" office:value="45.276079768454906">
            <text:p>45.276079768454906</text:p>
          </table:table-cell>
          <table:table-cell office:value-type="float" office:value="17.34369690035757">
            <text:p>17.34369690035757</text:p>
          </table:table-cell>
          <table:table-cell office:value-type="float" office:value="32.46942400288942">
            <text:p>32.46942400288942</text:p>
          </table:table-cell>
          <table:table-cell office:value-type="float" office:value="7.690677335278764e-05">
            <text:p>7.690677335278764e-05</text:p>
          </table:table-cell>
          <table:table-cell office:value-type="float" office:value="7.690638223593386e-05">
            <text:p>7.690638223593386e-05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5100">
            <text:p>5100</text:p>
          </table:table-cell>
          <table:table-cell office:value-type="float" office:value="2.9482924745121295">
            <text:p>2.9482924745121295</text:p>
          </table:table-cell>
          <table:table-cell office:value-type="float" office:value="3.2538964021200094">
            <text:p>3.2538964021200094</text:p>
          </table:table-cell>
          <table:table-cell office:value-type="float" office:value="48.400875520600096">
            <text:p>48.400875520600096</text:p>
          </table:table-cell>
          <table:table-cell office:value-type="float" office:value="12.657271873662426">
            <text:p>12.657271873662426</text:p>
          </table:table-cell>
          <table:table-cell office:value-type="float" office:value="4.740917547489996">
            <text:p>4.740917547489996</text:p>
          </table:table-cell>
          <table:table-cell office:value-type="float" office:value="2.036507342583243">
            <text:p>2.036507342583243</text:p>
          </table:table-cell>
          <table:table-cell office:value-type="float" office:value="6.777441245707113">
            <text:p>6.777441245707113</text:p>
          </table:table-cell>
          <table:table-cell office:value-type="float" office:value="2.443554182049973">
            <text:p>2.443554182049973</text:p>
          </table:table-cell>
          <table:table-cell office:value-type="float" office:value="121.73614723806276">
            <text:p>121.73614723806276</text:p>
          </table:table-cell>
          <table:table-cell office:value-type="float" office:value="10.050656640450086">
            <text:p>10.050656640450086</text:p>
          </table:table-cell>
          <table:table-cell office:value-type="float" office:value="0.3427827079039278">
            <text:p>0.3427827079039278</text:p>
          </table:table-cell>
          <table:table-cell office:value-type="float" office:value="0.7990588597472268">
            <text:p>0.7990588597472268</text:p>
          </table:table-cell>
          <table:table-cell office:value-type="float" office:value="12.923821292119783">
            <text:p>12.923821292119783</text:p>
          </table:table-cell>
          <table:table-cell office:value-type="float" office:value="100.0">
            <text:p>100.0</text:p>
          </table:table-cell>
          <table:table-cell office:value-type="float" office:value="14.131250090857678">
            <text:p>14.131250090857678</text:p>
          </table:table-cell>
          <table:table-cell office:value-type="float" office:value="45.708088313105236">
            <text:p>45.708088313105236</text:p>
          </table:table-cell>
          <table:table-cell office:value-type="float" office:value="16.96360734512478">
            <text:p>16.96360734512478</text:p>
          </table:table-cell>
          <table:table-cell office:value-type="float" office:value="32.50887864525054">
            <text:p>32.50887864525054</text:p>
          </table:table-cell>
          <table:table-cell office:value-type="float" office:value="0.00034498771299434666">
            <text:p>0.00034498771299434666</text:p>
          </table:table-cell>
          <table:table-cell office:value-type="float" office:value="0.0003449875954615706">
            <text:p>0.0003449875954615706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5400">
            <text:p>5400</text:p>
          </table:table-cell>
          <table:table-cell office:value-type="float" office:value="2.458797419445659">
            <text:p>2.458797419445659</text:p>
          </table:table-cell>
          <table:table-cell office:value-type="float" office:value="3.1979547549884937">
            <text:p>3.1979547549884937</text:p>
          </table:table-cell>
          <table:table-cell office:value-type="float" office:value="48.255708806963185">
            <text:p>48.255708806963185</text:p>
          </table:table-cell>
          <table:table-cell office:value-type="float" office:value="12.610684931498184">
            <text:p>12.610684931498184</text:p>
          </table:table-cell>
          <table:table-cell office:value-type="float" office:value="4.900372857556349">
            <text:p>4.900372857556349</text:p>
          </table:table-cell>
          <table:table-cell office:value-type="float" office:value="2.1263531277183763">
            <text:p>2.1263531277183763</text:p>
          </table:table-cell>
          <table:table-cell office:value-type="float" office:value="7.026761735410251">
            <text:p>7.026761735410251</text:p>
          </table:table-cell>
          <table:table-cell office:value-type="float" office:value="2.418909394306698">
            <text:p>2.418909394306698</text:p>
          </table:table-cell>
          <table:table-cell office:value-type="float" office:value="125.90280368953056">
            <text:p>125.90280368953056</text:p>
          </table:table-cell>
          <table:table-cell office:value-type="float" office:value="9.941781605222388">
            <text:p>9.941781605222388</text:p>
          </table:table-cell>
          <table:table-cell office:value-type="float" office:value="0.34494816706835807">
            <text:p>0.34494816706835807</text:p>
          </table:table-cell>
          <table:table-cell office:value-type="float" office:value="0.8375263034354364">
            <text:p>0.8375263034354364</text:p>
          </table:table-cell>
          <table:table-cell office:value-type="float" office:value="12.775481506143535">
            <text:p>12.775481506143535</text:p>
          </table:table-cell>
          <table:table-cell office:value-type="float" office:value="100.0">
            <text:p>100.0</text:p>
          </table:table-cell>
          <table:table-cell office:value-type="float" office:value="14.09974430174806">
            <text:p>14.09974430174806</text:p>
          </table:table-cell>
          <table:table-cell office:value-type="float" office:value="46.102004796512404">
            <text:p>46.102004796512404</text:p>
          </table:table-cell>
          <table:table-cell office:value-type="float" office:value="16.625286179844352">
            <text:p>16.625286179844352</text:p>
          </table:table-cell>
          <table:table-cell office:value-type="float" office:value="32.5560891065347">
            <text:p>32.5560891065347</text:p>
          </table:table-cell>
          <table:table-cell office:value-type="float" office:value="0.0007295335352465411">
            <text:p>0.0007295335352465411</text:p>
          </table:table-cell>
          <table:table-cell office:value-type="float" office:value="0.0007295337672541519">
            <text:p>0.00072953376725415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